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4896in" fo:margin-left="-0.0813in" fo:margin-top="0in" fo:margin-bottom="0in" table:align="left"/>
    </style:style>
    <style:style style:name="Table1.A" style:family="table-column">
      <style:table-column-properties style:column-width="0.8326in"/>
    </style:style>
    <style:style style:name="Table1.B" style:family="table-column">
      <style:table-column-properties style:column-width="1.4896in"/>
    </style:style>
    <style:style style:name="Table1.C" style:family="table-column">
      <style:table-column-properties style:column-width="1.2188in"/>
    </style:style>
    <style:style style:name="Table1.D" style:family="table-column">
      <style:table-column-properties style:column-width="2.947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color="#222222" fo:font-size="10.5pt" style:font-size-asian="10.5pt" style:font-size-complex="10.5pt" fo:background-color="#ffffff"/>
    </style:style>
    <style:style style:name="P3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222222" fo:font-size="10.5pt" style:font-size-asian="10.5pt" style:font-size-complex="10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Boitiers OK :</text:span><text:span text:style-name="T2"> lead pitch &gt; 0.5mm !</text:span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4">Nom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Espacement entre pins / lead pitch</text:p>
          </table:table-cell>
          <table:table-cell table:style-name="Table1.A1" office:value-type="string">
            <text:p text:style-name="P4">Adaptateur vers DIP</text:p>
          </table:table-cell>
        </table:table-row>
        <table:table-row table:style-name="Table1.1">
          <table:table-cell table:style-name="Table1.A1" office:value-type="string">
            <text:p text:style-name="P4">SOIC</text:p>
          </table:table-cell>
          <table:table-cell table:style-name="Table1.A1" office:value-type="string">
            <text:p text:style-name="P4">Small Outline IC</text:p>
          </table:table-cell>
          <table:table-cell table:style-name="Table1.A1" office:value-type="string">
            <text:p text:style-name="P4">1.27mm</text:p>
          </table:table-cell>
          <table:table-cell table:style-name="Table1.A1" office:value-type="string">
            <text:p text:style-name="P4"><text:a xlink:type="simple" xlink:href="http://fr.farnell.com/aries/lcqt-soic8-8/adaptateur-ci-8-soic-dip-2-54mm/dp/2476033" text:style-name="Internet_20_link" text:visited-style-name="Visited_20_Internet_20_Link"><text:span text:style-name="T3">SOIC-8 vers DIP-8</text:span></text:a></text:p>
            <text:p text:style-name="P4"><text:a xlink:type="simple" xlink:href="http://fr.farnell.com/aries/lcqt-soic16/adaptateur-ci-16-soic-dip-2-54mm/dp/2476039" text:style-name="Internet_20_link" text:visited-style-name="Visited_20_Internet_20_Link"><text:span text:style-name="T3">SOIC-16 vers DIP-16</text:span></text:a></text:p>
            <text:p text:style-name="P4"><text:a xlink:type="simple" xlink:href="http://fr.farnell.com/aries/lcqt-soic14/adaptateur-ci-14-soic-dip-2-54mm/dp/2476036" text:style-name="Internet_20_link" text:visited-style-name="Visited_20_Internet_20_Link"><text:span text:style-name="T3">SOIC-14 vers DIP-14</text:span></text:a></text:p>
            <text:p text:style-name="P4"><text:a xlink:type="simple" xlink:href="http://fr.farnell.com/aries/lcqt-soic28/adaptateur-ci-28-soic-dip-2-54mm/dp/2476045" text:style-name="Internet_20_link" text:visited-style-name="Visited_20_Internet_20_Link"><text:span text:style-name="T3">SOIC-28 vers DIP-28</text:span></text:a></text:p>
          </table:table-cell>
        </table:table-row>
        <table:table-row table:style-name="Table1.1">
          <table:table-cell table:style-name="Table1.A1" office:value-type="string">
            <text:p text:style-name="P4">WSOIC</text:p>
          </table:table-cell>
          <table:table-cell table:style-name="Table1.A1" office:value-type="string">
            <text:p text:style-name="P4">Wide SOIC</text:p>
          </table:table-cell>
          <table:table-cell table:style-name="Table1.A1" office:value-type="string">
            <text:p text:style-name="P4">1.27mm</text:p>
          </table:table-cell>
          <table:table-cell table:style-name="Table1.A1" office:value-type="string">
            <text:p text:style-name="P4"><text:a xlink:type="simple" xlink:href="http://fr.farnell.com/aries/lcqt-soic16w/adaptateur-ci-16-soic-dip-2-54mm/dp/2476040" text:style-name="Internet_20_link" text:visited-style-name="Visited_20_Internet_20_Link"><text:span text:style-name="T3">WSOIC-16 vers DIP-16</text:span></text:a></text:p>
          </table:table-cell>
        </table:table-row>
        <table:table-row table:style-name="Table1.1">
          <table:table-cell table:style-name="Table1.A1" office:value-type="string">
            <text:p text:style-name="P4">(T)SSOP</text:p>
          </table:table-cell>
          <table:table-cell table:style-name="Table1.A1" office:value-type="string">
            <text:p text:style-name="P4">Thin-SSOP</text:p>
          </table:table-cell>
          <table:table-cell table:style-name="Table1.A1" office:value-type="string">
            <text:p text:style-name="P4">0.65mm</text:p>
          </table:table-cell>
          <table:table-cell table:style-name="Table1.A1" office:value-type="string">
            <text:p text:style-name="P4"><text:a xlink:type="simple" xlink:href="http://fr.farnell.com/aries/lcqt-tssop14/adaptateur-ci-14-tssop-dip-2-54mm/dp/2476035?convertir-de=14-tssop&amp;pf=212551846&amp;anyFilterApplied=true&amp;ddkey=http%3Afr-FR%2FElement14_France%2Fc%2Foutils-fournitures-de-production%2Fproduit-de-prototypage-pcb%2Fadaptateurs-ci" text:style-name="Internet_20_link" text:visited-style-name="Visited_20_Internet_20_Link"><text:span text:style-name="T3">TSSOP-14 vers DIP-14</text:span></text:a></text:p>
            <text:p text:style-name="P4"><text:a xlink:type="simple" xlink:href="http://fr.farnell.com/aries/lcqt-tssop16/adaptateur-ci-16-tssop-dip-2-54mm/dp/2476038" text:style-name="Internet_20_link" text:visited-style-name="Visited_20_Internet_20_Link"><text:span text:style-name="T3">TSSOP-16 vers DIP-16</text:span></text:a></text:p>
            <text:p text:style-name="P4"><text:a xlink:type="simple" xlink:href="http://fr.farnell.com/aries/lcqt-tssop28/adaptateur-ci-28-tssop-dip-2-54mm/dp/2476044" text:style-name="Internet_20_link" text:visited-style-name="Visited_20_Internet_20_Link"><text:span text:style-name="T3">TSSOP-28 vers DIP-28</text:span></text:a></text:p>
          </table:table-cell>
        </table:table-row>
        <table:table-row table:style-name="Table1.1">
          <table:table-cell table:style-name="Table1.A1" office:value-type="string">
            <text:p text:style-name="P4">DIP</text:p>
          </table:table-cell>
          <table:table-cell table:style-name="Table1.A1" office:value-type="string">
            <text:p text:style-name="P4">dual in line package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PLCC</text:p>
          </table:table-cell>
          <table:table-cell table:style-name="Table1.A1" office:value-type="string">
            <text:p text:style-name="P4">plastic leaded chip carrier (carré)</text:p>
          </table:table-cell>
          <table:table-cell table:style-name="Table1.A1" office:value-type="string">
            <text:p text:style-name="P4">1.27mm</text:p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>(L)QFP</text:p>
          </table:table-cell>
          <table:table-cell table:style-name="Table1.A1" office:value-type="string">
            <text:p text:style-name="P1">lead low profile quad flag package (carré)</text:p>
          </table:table-cell>
          <table:table-cell table:style-name="Table1.A1" office:value-type="string">
            <text:p text:style-name="P4">cas par cas !</text:p>
            <text:p text:style-name="P4">0.5mm ok (limite !)</text:p>
            <text:p text:style-name="P4">0.3 mm non</text:p>
          </table:table-cell>
          <table:table-cell table:style-name="Table1.A1" office:value-type="string">
            <text:p text:style-name="P4"><text:a xlink:type="simple" xlink:href="http://fr.farnell.com/roth-elektronik/re935-02e/adaptateur-ci-fibre-verre-qfn/dp/2474705" text:style-name="Internet_20_link" text:visited-style-name="Visited_20_Internet_20_Link"><text:span text:style-name="T3">QFP-32 0.5mm vers 2.54mm carré</text:span></text:a></text:p>
            <text:p text:style-name="P4"><text:a xlink:type="simple" xlink:href="http://fr.farnell.com/roth-elektronik/re935-02r/adaptateur-ci-fibre-verre-qfn/dp/2474706" text:style-name="Internet_20_link" text:visited-style-name="Visited_20_Internet_20_Link"><text:span text:style-name="T3">idem mais vers format DIP</text:span></text:a></text:p>
          </table:table-cell>
        </table:table-row>
      </table:table>
      <text:p text:style-name="P1"><text:soft-page-break/></text:p>
      <text:p text:style-name="P1">Farnell : <text:a xlink:type="simple" xlink:href="http://fr.farnell.com/c/outils-fournitures-de-production/produit-de-prototypage-pcb/adaptateurs-ci" text:style-name="Internet_20_link" text:visited-style-name="Visited_20_Internet_20_Link"><text:span text:style-name="T3">rubrique adaptateurs</text:span></text:a></text:p>
      <text:p text:style-name="P1"/>
      <text:p text:style-name="P1"/>
      <text:p text:style-name="P1"><text:span text:style-name="T1">Boitiers pas OK du tout :</text:span></text:p>
      <text:p text:style-name="P2"/>
      <text:p text:style-name="P1"><text:span text:style-name="T4">Matrices de billes :</text:span></text:p>
      <text:p text:style-name="P2"/>
      <text:p text:style-name="P1">- <text:span text:style-name="T2">BGA</text:span>/DSBGA/NFBGA : Ball Grid Array (matrice de bille) -&gt; <text:span text:style-name="T2">non soudable (colle uniquement)</text:span></text:p>
      <text:p text:style-name="P1">- L<text:span text:style-name="T2">CSP</text:span> / LFCSP / WCSP / WLCSP : billes aussi, donc <text:span text:style-name="T2">non soudable (colle uniquement)</text:span></text:p>
      <text:p text:style-name="P1"/>
      <text:p text:style-name="P1">Boitiers carrés plats sans pins :</text:p>
      <text:p text:style-name="P1"/>
      <text:p text:style-name="P1">- <text:span text:style-name="T2">QFN</text:span>/TQFN/VQFN : quad flat no-leads package () -&gt; <text:span text:style-name="T2">non soudable (doivent être collés !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40" meta:word-count="160" meta:character-count="891" meta:non-whitespace-character-count="771"/>
    <meta:generator>LibreOfficeDev/5.1.0.3$Linux_X86_64 LibreOffice_project/</meta:generator>
  </office:meta>
</office:document-meta>
</file>